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60.01mm" svg:height="90.05mm" svg:x="214.72mm" svg:y="102.79mm">
            <draw:object draw:notify-on-update-of-ranges="Лист1.C27:Лист1.C42 Лист1.D27:Лист1.D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Объем баллона</text:p>
          </table:table-cell>
          <table:table-cell office:value-type="float" office:value="40" calcext:value-type="float">
            <text:p>40</text:p>
          </table:table-cell>
          <table:table-cell table:formula="of:=[.C3]/1000"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Давление в баллоне</text:p>
          </table:table-cell>
          <table:table-cell office:value-type="float" office:value="150" calcext:value-type="float">
            <text:p>150</text:p>
          </table:table-cell>
          <table:table-cell table:formula="of:=[.C4]*100000" office:value-type="float" office:value="15000000" calcext:value-type="float">
            <text:p>15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Объем циллиндра</text:p>
          </table:table-cell>
          <table:table-cell office:value-type="float" office:value="10" calcext:value-type="float">
            <text:p>10</text:p>
          </table:table-cell>
          <table:table-cell table:formula="of:=[.C5]/100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Универсальная газовая постоянная</text:p>
          </table:table-cell>
          <table:table-cell office:value-type="float" office:value="8.31" calcext:value-type="float">
            <text:p>8,31</text:p>
          </table:table-cell>
          <table:table-cell table:formula="of:=[.C7]"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Температура в баллоне</text:p>
          </table:table-cell>
          <table:table-cell office:value-type="float" office:value="20" calcext:value-type="float">
            <text:p>20</text:p>
          </table:table-cell>
          <table:table-cell table:formula="of:=[.C8]+273"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олярная масса метана</text:p>
          </table:table-cell>
          <table:table-cell office:value-type="float" office:value="16" calcext:value-type="float">
            <text:p>16</text:p>
          </table:table-cell>
          <table:table-cell table:formula="of:=[.C9]/1000" office:value-type="float" office:value="0.016" calcext:value-type="float">
            <text:p>0,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Показатель адиабаты идеального газа</text:p>
          </table:table-cell>
          <table:table-cell table:number-columns-repeated="2" office:value-type="float" office:value="1.33" calcext:value-type="float">
            <text:p>1,3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Количество вещества в баллоне</text:p>
          </table:table-cell>
          <table:table-cell/>
          <table:table-cell table:formula="of:=[.D3]*[.D4]/([.D7]*[.D8])" office:value-type="float" office:value="246.423774965809" calcext:value-type="float">
            <text:p>246,42377496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асса метана</text:p>
          </table:table-cell>
          <table:table-cell/>
          <table:table-cell table:formula="of:=[.D12]*[.D9]" office:value-type="float" office:value="3.94278039945294" calcext:value-type="float">
            <text:p>3,942780399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Давление после открытия крана (T = const)</text:p>
          </table:table-cell>
          <table:table-cell table:formula="of:=[.D15]/100000" office:value-type="float" office:value="120" calcext:value-type="float">
            <text:p>120</text:p>
          </table:table-cell>
          <table:table-cell table:formula="of:=[.D12]*[.D7]*[.D8]/([.D3]+[.D5])" office:value-type="float" office:value="12000000" calcext:value-type="float">
            <text:p>1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Давление после открытия крана (dQ = 0)</text:p>
          </table:table-cell>
          <table:table-cell table:formula="of:=[.D16]/100000" office:value-type="float" office:value="111.48102207948" calcext:value-type="float">
            <text:p>111,4810220795</text:p>
          </table:table-cell>
          <table:table-cell table:formula="of:=[.D4]*POWER([.D3]/([.D3]+[.D5]); [.D10])" office:value-type="float" office:value="11148102.207948" calcext:value-type="float">
            <text:p>11148102,2079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Температура после открытия крана (dQ = 0)</text:p>
          </table:table-cell>
          <table:table-cell table:formula="of:=[.D17]-273" office:value-type="float" office:value="-0.800504422604092" calcext:value-type="float">
            <text:p>-0,8005044226</text:p>
          </table:table-cell>
          <table:table-cell table:formula="of:=[.D16]*([.D3]+[.D5])/([.D12]*[.D7])" office:value-type="float" office:value="272.199495577396" calcext:value-type="float">
            <text:p>272,199495577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Ацентрический фактор для метана</text:p>
          </table:table-cell>
          <table:table-cell office:value-type="float" office:value="0.0104" calcext:value-type="float">
            <text:p>0,0104</text:p>
          </table:table-cell>
          <table:table-cell table:formula="of:=[.C19]" office:value-type="float" office:value="0.0104" calcext:value-type="float">
            <text:p>0,01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ритическое давление метана</text:p>
          </table:table-cell>
          <table:table-cell office:value-type="float" office:value="46.4" calcext:value-type="float">
            <text:p>46,4</text:p>
          </table:table-cell>
          <table:table-cell table:formula="of:=[.C20]*100000" office:value-type="float" office:value="4640000" calcext:value-type="float">
            <text:p>464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Критическая температура метана</text:p>
          </table:table-cell>
          <table:table-cell table:formula="of:=[.D21]-273" office:value-type="float" office:value="-82.5" calcext:value-type="float">
            <text:p>-82,5</text:p>
          </table:table-cell>
          <table:table-cell office:value-type="float" office:value="190.5" calcext:value-type="float">
            <text:p>190,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table:formula="of:=0.077796*[.D7]*[.D21]/[.D20]" office:value-type="float" office:value="0.0000265421005991379" calcext:value-type="float">
            <text:p>2,65421005991379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table:formula="of:=0.37464+1.54226*[.D19]-0.26992*[.D19]*[.D19]" office:value-type="float" office:value="0.3906503094528" calcext:value-type="float">
            <text:p>0,39065030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table:formula="of:=0.457235*[.D7]*[.D7]/([.D20])" office:value-type="float" office:value="0.00000680492799213362" calcext:value-type="float">
            <text:p>6,8049279921336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pha(T)</text:p>
          </table:table-cell>
          <table:table-cell office:value-type="float" office:value="273" calcext:value-type="float">
            <text:p>273</text:p>
          </table:table-cell>
          <table:table-cell table:formula="of:=POWER(1 + [.$D$24] * (1 - POWER([.C26]/[.$D$21] ;0.5));2)" office:value-type="float" office:value="0.851927449284264" calcext:value-type="float">
            <text:p>0,85192744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(T)</text:p>
          </table:table-cell>
          <table:table-cell office:value-type="float" office:value="200" calcext:value-type="float">
            <text:p>200</text:p>
          </table:table-cell>
          <table:table-cell table:formula="of:=[.$D$25]*POWER(1 + [.$D$24] * (1 - POWER([.C27]/[.$D$21] ;0.5));2)" office:value-type="float" office:value="0.00000667460231887876" calcext:value-type="float">
            <text:p>6,67460231887876E-006</text:p>
          </table:table-cell>
          <table:table-cell table:formula="of:=[.$D$44]*[.C27]+[.$D$45]" office:value-type="float" office:value="0.00000667460231887876" calcext:value-type="float">
            <text:p>6,67460231887876E-006</text:p>
          </table:table-cell>
          <table:table-cell table:formula="of:=([.E27]-[.D27])*100/[.D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D$25]*POWER(1 + [.$D$24] * (1 - POWER([.C28]/[.$D$21] ;0.5));2)" office:value-type="float" office:value="0.00000654203154538135" calcext:value-type="float">
            <text:p>0,000006542</text:p>
          </table:table-cell>
          <table:table-cell table:formula="of:=[.$D$44]*[.C28]+[.$D$45]" office:value-type="float" office:value="0.00000656604700570941" calcext:value-type="float">
            <text:p>0,000006566</text:p>
          </table:table-cell>
          <table:table-cell table:formula="of:=([.E28]-[.D28])*100/[.D28]" office:value-type="float" office:value="0.367094841433708" calcext:value-type="float">
            <text:p>0,3670948414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D$25]*POWER(1 + [.$D$24] * (1 - POWER([.C29]/[.$D$21] ;0.5));2)" office:value-type="float" office:value="0.00000641386460873877" calcext:value-type="float">
            <text:p>6,41386460873877E-006</text:p>
          </table:table-cell>
          <table:table-cell table:formula="of:=[.$D$44]*[.C29]+[.$D$45]" office:value-type="float" office:value="0.00000645749169254006" calcext:value-type="float">
            <text:p>6,45749169254006E-006</text:p>
          </table:table-cell>
          <table:table-cell table:formula="of:=([.E29]-[.D29])*100/[.D29]" office:value-type="float" office:value="0.6801996372335" calcext:value-type="float">
            <text:p>0,6801996372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D$25]*POWER(1 + [.$D$24] * (1 - POWER([.C30]/[.$D$21] ;0.5));2)" office:value-type="float" office:value="0.00000628980442674545" calcext:value-type="float">
            <text:p>6,28980442674545E-006</text:p>
          </table:table-cell>
          <table:table-cell table:formula="of:=[.$D$44]*[.C30]+[.$D$45]" office:value-type="float" office:value="0.00000634893637937071" calcext:value-type="float">
            <text:p>6,34893637937071E-006</text:p>
          </table:table-cell>
          <table:table-cell table:formula="of:=([.E30]-[.D30])*100/[.D30]" office:value-type="float" office:value="0.940123867346528" calcext:value-type="float">
            <text:p>0,9401238673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D$25]*POWER(1 + [.$D$24] * (1 - POWER([.C31]/[.$D$21] ;0.5));2)" office:value-type="float" office:value="0.00000616958588892703" calcext:value-type="float">
            <text:p>6,16958588892703E-006</text:p>
          </table:table-cell>
          <table:table-cell table:formula="of:=[.$D$44]*[.C31]+[.$D$45]" office:value-type="float" office:value="0.00000624038106620136" calcext:value-type="float">
            <text:p>6,24038106620136E-006</text:p>
          </table:table-cell>
          <table:table-cell table:formula="of:=([.E31]-[.D31])*100/[.D31]" office:value-type="float" office:value="1.14748669600966" calcext:value-type="float">
            <text:p>1,147486696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D$25]*POWER(1 + [.$D$24] * (1 - POWER([.C32]/[.$D$21] ;0.5));2)" office:value-type="float" office:value="0.00000605297123728547" calcext:value-type="float">
            <text:p>0,000006053</text:p>
          </table:table-cell>
          <table:table-cell table:formula="of:=[.$D$44]*[.C32]+[.$D$45]" office:value-type="float" office:value="0.000006131825753032" calcext:value-type="float">
            <text:p>6,131825753032E-006</text:p>
          </table:table-cell>
          <table:table-cell table:formula="of:=([.E32]-[.D32])*100/[.D32]" office:value-type="float" office:value="1.30274063191969" calcext:value-type="float">
            <text:p>1,3027406319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[.$D$25]*POWER(1 + [.$D$24] * (1 - POWER([.C33]/[.$D$21] ;0.5));2)" office:value-type="float" office:value="0.00000593974627125806" calcext:value-type="float">
            <text:p>5,93974627125806E-006</text:p>
          </table:table-cell>
          <table:table-cell table:formula="of:=[.$D$44]*[.C33]+[.$D$45]" office:value-type="float" office:value="0.00000602327043986265" calcext:value-type="float">
            <text:p>6,02327043986265E-006</text:p>
          </table:table-cell>
          <table:table-cell table:formula="of:=([.E33]-[.D33])*100/[.D33]" office:value-type="float" office:value="1.40619085041989" calcext:value-type="float">
            <text:p>1,4061908504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[.$D$25]*POWER(1 + [.$D$24] * (1 - POWER([.C34]/[.$D$21] ;0.5));2)" office:value-type="float" office:value="0.00000582971720396856" calcext:value-type="float">
            <text:p>5,82971720396856E-006</text:p>
          </table:table-cell>
          <table:table-cell table:formula="of:=[.$D$44]*[.C34]+[.$D$45]" office:value-type="float" office:value="0.0000059147151266933" calcext:value-type="float">
            <text:p>5,9147151266933E-006</text:p>
          </table:table-cell>
          <table:table-cell table:formula="of:=([.E34]-[.D34])*100/[.D34]" office:value-type="float" office:value="1.45801107928325" calcext:value-type="float">
            <text:p>1,4580110793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[.$D$25]*POWER(1 + [.$D$24] * (1 - POWER([.C35]/[.$D$21] ;0.5));2)" office:value-type="float" office:value="0.00000572270803815605" calcext:value-type="float">
            <text:p>5,72270803815605E-006</text:p>
          </table:table-cell>
          <table:table-cell table:formula="of:=[.$D$44]*[.C35]+[.$D$45]" office:value-type="float" office:value="0.00000580615981352395" calcext:value-type="float">
            <text:p>5,80615981352395E-006</text:p>
          </table:table-cell>
          <table:table-cell table:formula="of:=([.E35]-[.D35])*100/[.D35]" office:value-type="float" office:value="1.45825673459983" calcext:value-type="float">
            <text:p>1,4582567346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[.$D$25]*POWER(1 + [.$D$24] * (1 - POWER([.C36]/[.$D$21] ;0.5));2)" office:value-type="float" office:value="0.00000561855836049053" calcext:value-type="float">
            <text:p>5,61855836049053E-006</text:p>
          </table:table-cell>
          <table:table-cell table:formula="of:=[.$D$44]*[.C36]+[.$D$45]" office:value-type="float" office:value="0.0000056976045003546" calcext:value-type="float">
            <text:p>5,6976045003546E-006</text:p>
          </table:table-cell>
          <table:table-cell table:formula="of:=([.E36]-[.D36])*100/[.D36]" office:value-type="float" office:value="1.40687583526615" calcext:value-type="float">
            <text:p>1,4068758353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[.$D$25]*POWER(1 + [.$D$24] * (1 - POWER([.C37]/[.$D$21] ;0.5));2)" office:value-type="float" office:value="0.00000551712147552112" calcext:value-type="float">
            <text:p>5,51712147552112E-006</text:p>
          </table:table-cell>
          <table:table-cell table:formula="of:=[.$D$44]*[.C37]+[.$D$45]" office:value-type="float" office:value="0.00000558904918718524" calcext:value-type="float">
            <text:p>0,000005589</text:p>
          </table:table-cell>
          <table:table-cell table:formula="of:=([.E37]-[.D37])*100/[.D37]" office:value-type="float" office:value="1.30371810704652" calcext:value-type="float">
            <text:p>1,303718107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[.$D$25]*POWER(1 + [.$D$24] * (1 - POWER([.C38]/[.$D$21] ;0.5));2)" office:value-type="float" office:value="0.00000541826281744506" calcext:value-type="float">
            <text:p>5,41826281744506E-006</text:p>
          </table:table-cell>
          <table:table-cell table:formula="of:=[.$D$44]*[.C38]+[.$D$45]" office:value-type="float" office:value="0.00000548049387401589" calcext:value-type="float">
            <text:p>5,48049387401589E-006</text:p>
          </table:table-cell>
          <table:table-cell table:formula="of:=([.E38]-[.D38])*100/[.D38]" office:value-type="float" office:value="1.14854259875455" calcext:value-type="float">
            <text:p>1,1485425988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[.$D$25]*POWER(1 + [.$D$24] * (1 - POWER([.C39]/[.$D$21] ;0.5));2)" office:value-type="float" office:value="0.000005321858590756" calcext:value-type="float">
            <text:p>5,321858590756E-006</text:p>
          </table:table-cell>
          <table:table-cell table:formula="of:=[.$D$44]*[.C39]+[.$D$45]" office:value-type="float" office:value="0.00000537193856084654" calcext:value-type="float">
            <text:p>5,37193856084654E-006</text:p>
          </table:table-cell>
          <table:table-cell table:formula="of:=([.E39]-[.D39])*100/[.D39]" office:value-type="float" office:value="0.94102406586922" calcext:value-type="float">
            <text:p>0,9410240659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[.$D$25]*POWER(1 + [.$D$24] * (1 - POWER([.C40]/[.$D$21] ;0.5));2)" office:value-type="float" office:value="0.00000522779460070464" calcext:value-type="float">
            <text:p>5,22779460070464E-006</text:p>
          </table:table-cell>
          <table:table-cell table:formula="of:=[.$D$44]*[.C40]+[.$D$45]" office:value-type="float" office:value="0.00000526338324767719" calcext:value-type="float">
            <text:p>5,26338324767719E-006</text:p>
          </table:table-cell>
          <table:table-cell table:formula="of:=([.E40]-[.D40])*100/[.D40]" office:value-type="float" office:value="0.68075832527447" calcext:value-type="float">
            <text:p>0,6807583253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[.$D$25]*POWER(1 + [.$D$24] * (1 - POWER([.C41]/[.$D$21] ;0.5));2)" office:value-type="float" office:value="0.00000513596524214873" calcext:value-type="float">
            <text:p>0,000005136</text:p>
          </table:table-cell>
          <table:table-cell table:formula="of:=[.$D$44]*[.C41]+[.$D$45]" office:value-type="float" office:value="0.00000515482793450784" calcext:value-type="float">
            <text:p>5,15482793450784E-006</text:p>
          </table:table-cell>
          <table:table-cell table:formula="of:=([.E41]-[.D41])*100/[.D41]" office:value-type="float" office:value="0.367266744804014" calcext:value-type="float">
            <text:p>0,3672667448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[.$D$25]*POWER(1 + [.$D$24] * (1 - POWER([.C42]/[.$D$21] ;0.5));2)" office:value-type="float" office:value="0.00000504627262133849" calcext:value-type="float">
            <text:p>5,04627262133849E-006</text:p>
          </table:table-cell>
          <table:table-cell table:formula="of:=[.$D$44]*[.C42]+[.$D$45]" office:value-type="float" office:value="0.00000504627262133849" calcext:value-type="float">
            <text:p>5,04627262133849E-006</text:p>
          </table:table-cell>
          <table:table-cell table:formula="of:=([.E42]-[.D42])*100/[.D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 = m x * 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table:formula="of:=([.D42]-[.D27])/([.C42]-[.C27])" office:value-type="float" office:value="-0.0000000108555313169352" calcext:value-type="float">
            <text:p>-1,0855531316935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table:formula="of:=[.D42]-[.D44]*[.C42]" office:value-type="float" office:value="0.00000884570858226579" calcext:value-type="float">
            <text:p>8,84570858226579E-0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22:37:55.65202076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6-07-22T23:21:48.002717870</meta:creation-date>
    <dc:date>2016-07-27T00:29:34.820190851</dc:date>
    <dc:creator>Dmitry  </dc:creator>
    <meta:editing-duration>PT11H27M7S</meta:editing-duration>
    <meta:editing-cycles>3</meta:editing-cycles>
    <meta:generator>LibreOffice/4.4.3.2$Linux_x86 LibreOffice_project/40m0$Build-2</meta:generator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legend svg:x="0cm" svg:y="-0.001cm" style:legend-expansion="custom" chartooo:width="16.002cm" chartooo:height="9.006cm" style:legend-expansion-aspect-ratio="1.77681545636243" chart:style-name="ch2"/>
        <chart:plot-area chart:style-name="ch3" table:cell-range-address="Лист1.C27:Лист1.D42" svg:x="0.32cm" svg:y="0.18cm" svg:width="15.362cm" svg:height="8.646cm">
          <chartooo:coordinate-region svg:x="1.973cm" svg:y="0.379cm" svg:width="13.42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27:Лист1.D42" chart:class="chart:scatter">
            <chart:domain table:cell-range-address="Лист1.C27:Лист1.C42"/>
            <chart:regression-curve chart:style-name="ch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Лист1.C27:Лист1.C42</svg:desc>
                </draw:g>
              </table:table-cell>
              <table:table-cell office:value-type="float" office:value="0.00000667460231887876">
                <text:p>0.00000667460231887876</text:p>
                <draw:g>
                  <svg:desc>Лист1.D27:Лист1.D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0.00000654203154538135">
                <text:p>0.0000065420315453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">
                <text:p>220</text:p>
              </table:table-cell>
              <table:table-cell office:value-type="float" office:value="0.00000641386460873877">
                <text:p>0.00000641386460873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0.00000628980442674545">
                <text:p>0.0000062898044267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0.00000616958588892703">
                <text:p>0.00000616958588892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0000605297123728547">
                <text:p>0.00000605297123728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0.00000593974627125806">
                <text:p>0.00000593974627125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0.00000582971720396856">
                <text:p>0.0000058297172039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">
                <text:p>280</text:p>
              </table:table-cell>
              <table:table-cell office:value-type="float" office:value="0.00000572270803815605">
                <text:p>0.00000572270803815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0.00000561855836049053">
                <text:p>0.00000561855836049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00000551712147552112">
                <text:p>0.00000551712147552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0.00000541826281744506">
                <text:p>0.00000541826281744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0.000005321858590756">
                <text:p>0.000005321858590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0.00000522779460070464">
                <text:p>0.00000522779460070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  <table:table-cell office:value-type="float" office:value="0.00000513596524214873">
                <text:p>0.00000513596524214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0.00000504627262133849">
                <text:p>0.00000504627262133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